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horium-uranium</text:p>
          </table:table-cell>
          <table:table-cell office:value-type="string" calcext:value-type="string">
            <text:p>Highly-enriched uranium</text:p>
          </table:table-cell>
          <table:table-cell office:value-type="string" calcext:value-type="string">
            <text:p>Partially enriched uranium</text:p>
          </table:table-cell>
          <table:table-cell office:value-type="string" calcext:value-type="string">
            <text:p>Flush and coolant salt</text:p>
          </table:table-cell>
        </table:table-row>
        <table:table-row table:style-name="ro1">
          <table:table-cell office:value-type="string" calcext:value-type="string">
            <text:p>Composition, mole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7F</text:p>
          </table:table-cell>
          <table:table-cell office:value-type="float" office:value="70" calcext:value-type="float">
            <text:p>70</text:p>
          </table:table-cell>
          <table:table-cell office:value-type="float" office:value="66.8" calcext:value-type="float">
            <text:p>66.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eF2</text:p>
          </table:table-cell>
          <table:table-cell office:value-type="float" office:value="23.6" calcext:value-type="float">
            <text:p>23.6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rF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osition, mole fr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7F</text:p>
          </table:table-cell>
          <table:table-cell table:formula="of:=[.B3]/100" office:value-type="float" office:value="0.7" calcext:value-type="float">
            <text:p>0.7</text:p>
          </table:table-cell>
          <table:table-cell table:formula="of:=[.C3]/100" office:value-type="float" office:value="0.668" calcext:value-type="float">
            <text:p>0.668</text:p>
          </table:table-cell>
          <table:table-cell table:formula="of:=[.D3]/100" office:value-type="float" office:value="0.65" calcext:value-type="float">
            <text:p>0.65</text:p>
          </table:table-cell>
          <table:table-cell table:formula="of:=[.E3]/100"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BeF2</text:p>
          </table:table-cell>
          <table:table-cell table:formula="of:=[.B4]/100" office:value-type="float" office:value="0.236" calcext:value-type="float">
            <text:p>0.236</text:p>
          </table:table-cell>
          <table:table-cell table:formula="of:=[.C4]/100" office:value-type="float" office:value="0.29" calcext:value-type="float">
            <text:p>0.29</text:p>
          </table:table-cell>
          <table:table-cell table:formula="of:=[.D4]/100" office:value-type="float" office:value="0.291" calcext:value-type="float">
            <text:p>0.291</text:p>
          </table:table-cell>
          <table:table-cell table:formula="of:=[.E4]/100"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ZrF4</text:p>
          </table:table-cell>
          <table:table-cell table:formula="of:=[.B5]/100" office:value-type="float" office:value="0.05" calcext:value-type="float">
            <text:p>0.05</text:p>
          </table:table-cell>
          <table:table-cell table:formula="of:=[.C5]/100" office:value-type="float" office:value="0.04" calcext:value-type="float">
            <text:p>0.04</text:p>
          </table:table-cell>
          <table:table-cell table:formula="of:=[.D5]/100" office:value-type="float" office:value="0.05" calcext:value-type="float">
            <text:p>0.05</text:p>
          </table:table-cell>
          <table:table-cell table:formula="of:=[.E5]/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4</text:p>
          </table:table-cell>
          <table:table-cell table:formula="of:=[.B6]/100" office:value-type="float" office:value="0.01" calcext:value-type="float">
            <text:p>0.01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table:formula="of:=[.B7]/100" office:value-type="float" office:value="0.004" calcext:value-type="float">
            <text:p>0.004</text:p>
          </table:table-cell>
          <table:table-cell table:formula="of:=[.C7]/100" office:value-type="float" office:value="0.002" calcext:value-type="float">
            <text:p>0.002</text:p>
          </table:table-cell>
          <table:table-cell table:formula="of:=[.D7]/100" office:value-type="float" office:value="0.009" calcext:value-type="float">
            <text:p>0.009</text:p>
          </table:table-cell>
          <table:table-cell table:formula="of:=[.E7]/100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ysical Properties, at degF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Density (lb/ft3) at 1200 degF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iscosity (lb/ft-hr)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eat Capacity (Btu/lb-degF)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Thermal Conductivity (Btu/hr^2)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iquidus temeprature (degF)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otopic composition, mass %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otope 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7</text:p>
          </table:table-cell>
          <table:table-cell table:formula="of:=[.B9]*7" office:value-type="float" office:value="4.9" calcext:value-type="float">
            <text:p>4.9</text:p>
          </table:table-cell>
          <table:table-cell table:formula="of:=[.C9]*7" office:value-type="float" office:value="4.676" calcext:value-type="float">
            <text:p>4.676</text:p>
          </table:table-cell>
          <table:table-cell table:formula="of:=[.D9]*7" office:value-type="float" office:value="4.55" calcext:value-type="float">
            <text:p>4.55</text:p>
          </table:table-cell>
          <table:table-cell table:formula="of:=[.E9]*7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F (from LiF)</text:p>
          </table:table-cell>
          <table:table-cell table:formula="of:=[.B9]*19" office:value-type="float" office:value="13.3" calcext:value-type="float">
            <text:p>13.3</text:p>
          </table:table-cell>
          <table:table-cell table:formula="of:=[.C9]*19" office:value-type="float" office:value="12.692" calcext:value-type="float">
            <text:p>12.692</text:p>
          </table:table-cell>
          <table:table-cell table:formula="of:=[.D9]*19" office:value-type="float" office:value="12.35" calcext:value-type="float">
            <text:p>12.35</text:p>
          </table:table-cell>
          <table:table-cell table:formula="of:=[.E9]*19" office:value-type="float" office:value="12.54" calcext:value-type="float">
            <text:p>12.54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10]*9" office:value-type="float" office:value="2.124" calcext:value-type="float">
            <text:p>2.124</text:p>
          </table:table-cell>
          <table:table-cell table:formula="of:=[.C10]*9" office:value-type="float" office:value="2.61" calcext:value-type="float">
            <text:p>2.61</text:p>
          </table:table-cell>
          <table:table-cell table:formula="of:=[.D10]*9" office:value-type="float" office:value="2.619" calcext:value-type="float">
            <text:p>2.619</text:p>
          </table:table-cell>
          <table:table-cell table:formula="of:=[.E10]*9"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F (from BeF2)</text:p>
          </table:table-cell>
          <table:table-cell table:formula="of:=[.B10]*2*19" office:value-type="float" office:value="8.968" calcext:value-type="float">
            <text:p>8.968</text:p>
          </table:table-cell>
          <table:table-cell table:formula="of:=[.C10]*2*19" office:value-type="float" office:value="11.02" calcext:value-type="float">
            <text:p>11.02</text:p>
          </table:table-cell>
          <table:table-cell table:formula="of:=[.D10]*2*19" office:value-type="float" office:value="11.058" calcext:value-type="float">
            <text:p>11.058</text:p>
          </table:table-cell>
          <table:table-cell table:formula="of:=[.E10]*2*19" office:value-type="float" office:value="12.92" calcext:value-type="float">
            <text:p>12.92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table:formula="of:=[.B11]*91.224" office:value-type="float" office:value="4.5612" calcext:value-type="float">
            <text:p>4.5612</text:p>
          </table:table-cell>
          <table:table-cell table:formula="of:=[.C11]*91.224" office:value-type="float" office:value="3.64896" calcext:value-type="float">
            <text:p>3.64896</text:p>
          </table:table-cell>
          <table:table-cell table:formula="of:=[.D11]*91.224" office:value-type="float" office:value="4.5612" calcext:value-type="float">
            <text:p>4.5612</text:p>
          </table:table-cell>
          <table:table-cell table:formula="of:=[.E11]*91.2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 (from ZrF4)</text:p>
          </table:table-cell>
          <table:table-cell table:formula="of:=[.B11]*4*19" office:value-type="float" office:value="3.8" calcext:value-type="float">
            <text:p>3.8</text:p>
          </table:table-cell>
          <table:table-cell table:formula="of:=[.C11]*4*19" office:value-type="float" office:value="3.04" calcext:value-type="float">
            <text:p>3.04</text:p>
          </table:table-cell>
          <table:table-cell table:formula="of:=[.D11]*4*19" office:value-type="float" office:value="3.8" calcext:value-type="float">
            <text:p>3.8</text:p>
          </table:table-cell>
          <table:table-cell table:formula="of:=[.E11]*4*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formula="of:=[.B12]*232" office:value-type="float" office:value="2.32" calcext:value-type="float">
            <text:p>2.32</text:p>
          </table:table-cell>
          <table:table-cell table:formula="of:=[.C12]*232" office:value-type="float" office:value="0" calcext:value-type="float">
            <text:p>0</text:p>
          </table:table-cell>
          <table:table-cell table:formula="of:=[.D12]*232" office:value-type="float" office:value="0" calcext:value-type="float">
            <text:p>0</text:p>
          </table:table-cell>
          <table:table-cell table:formula="of:=[.E12]*2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 (from ThF4)</text:p>
          </table:table-cell>
          <table:table-cell table:formula="of:=[.B12]*4*19" office:value-type="float" office:value="0.76" calcext:value-type="float">
            <text:p>0.76</text:p>
          </table:table-cell>
          <table:table-cell table:formula="of:=[.C12]*4*19" office:value-type="float" office:value="0" calcext:value-type="float">
            <text:p>0</text:p>
          </table:table-cell>
          <table:table-cell table:formula="of:=[.D12]*4*19" office:value-type="float" office:value="0" calcext:value-type="float">
            <text:p>0</text:p>
          </table:table-cell>
          <table:table-cell table:formula="of:=[.E12]*4*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table:formula="of:=[.B13]*0.93*235" office:value-type="float" office:value="0.8742" calcext:value-type="float">
            <text:p>0.8742</text:p>
          </table:table-cell>
          <table:table-cell table:formula="of:=[.C13]*0.93*235" office:value-type="float" office:value="0.4371" calcext:value-type="float">
            <text:p>0.4371</text:p>
          </table:table-cell>
          <table:table-cell table:formula="of:=[.D13]*0.35*235" office:value-type="float" office:value="0.74025" calcext:value-type="float">
            <text:p>0.74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table:formula="of:=[.B13]*0.07*238" office:value-type="float" office:value="0.06664" calcext:value-type="float">
            <text:p>0.06664</text:p>
          </table:table-cell>
          <table:table-cell table:formula="of:=[.C13]*0.07*238" office:value-type="float" office:value="0.03332" calcext:value-type="float">
            <text:p>0.03332</text:p>
          </table:table-cell>
          <table:table-cell table:formula="of:=[.D13]*0.65*238" office:value-type="float" office:value="1.3923" calcext:value-type="float">
            <text:p>1.3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 (from UF4)</text:p>
          </table:table-cell>
          <table:table-cell table:formula="of:=[.B13]*4*19" office:value-type="float" office:value="0.304" calcext:value-type="float">
            <text:p>0.304</text:p>
          </table:table-cell>
          <table:table-cell table:formula="of:=[.C13]*4*19" office:value-type="float" office:value="0.152" calcext:value-type="float">
            <text:p>0.152</text:p>
          </table:table-cell>
          <table:table-cell table:formula="of:=[.D13]*4*19" office:value-type="float" office:value="0.684" calcext:value-type="float">
            <text:p>0.684</text:p>
          </table:table-cell>
          <table:table-cell table:formula="of:=[.E13]*4*19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7</text:p>
          </table:table-cell>
          <table:table-cell table:formula="of:=[.B25]" office:value-type="float" office:value="4.9" calcext:value-type="float">
            <text:p>4.9</text:p>
          </table:table-cell>
          <table:table-cell table:formula="of:=[.C25]" office:value-type="float" office:value="4.676" calcext:value-type="float">
            <text:p>4.676</text:p>
          </table:table-cell>
          <table:table-cell table:formula="of:=[.D25]" office:value-type="float" office:value="4.55" calcext:value-type="float">
            <text:p>4.55</text:p>
          </table:table-cell>
          <table:table-cell table:formula="of:=[.E25]"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SUM([.B26];[.B28];[.B30];[.B32];[.B35])" office:value-type="float" office:value="27.132" calcext:value-type="float">
            <text:p>27.132</text:p>
          </table:table-cell>
          <table:table-cell table:formula="of:=SUM([.C26];[.C28];[.C30];[.C32];[.C35])" office:value-type="float" office:value="26.904" calcext:value-type="float">
            <text:p>26.904</text:p>
          </table:table-cell>
          <table:table-cell table:formula="of:=SUM([.D26];[.D28];[.D30];[.D32];[.D35])" office:value-type="float" office:value="27.892" calcext:value-type="float">
            <text:p>27.892</text:p>
          </table:table-cell>
          <table:table-cell table:formula="of:=SUM([.E26];[.E28];[.E30];[.E32];[.E35])" office:value-type="float" office:value="25.46" calcext:value-type="float">
            <text:p>25.46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27]" office:value-type="float" office:value="2.124" calcext:value-type="float">
            <text:p>2.124</text:p>
          </table:table-cell>
          <table:table-cell table:formula="of:=[.C27]" office:value-type="float" office:value="2.61" calcext:value-type="float">
            <text:p>2.61</text:p>
          </table:table-cell>
          <table:table-cell table:formula="of:=[.D27]" office:value-type="float" office:value="2.619" calcext:value-type="float">
            <text:p>2.619</text:p>
          </table:table-cell>
          <table:table-cell table:formula="of:=[.E27]"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table:formula="of:=[.B29]" office:value-type="float" office:value="4.5612" calcext:value-type="float">
            <text:p>4.5612</text:p>
          </table:table-cell>
          <table:table-cell table:formula="of:=[.C29]" office:value-type="float" office:value="3.64896" calcext:value-type="float">
            <text:p>3.64896</text:p>
          </table:table-cell>
          <table:table-cell table:formula="of:=[.D29]" office:value-type="float" office:value="4.5612" calcext:value-type="float">
            <text:p>4.5612</text:p>
          </table:table-cell>
          <table:table-cell table:formula="of:=[.E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formula="of:=[.B31]" office:value-type="float" office:value="2.32" calcext:value-type="float">
            <text:p>2.32</text:p>
          </table:table-cell>
          <table:table-cell table:formula="of:=[.C31]" office:value-type="float" office:value="0" calcext:value-type="float">
            <text:p>0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table:formula="of:=[.B33]" office:value-type="float" office:value="0.8742" calcext:value-type="float">
            <text:p>0.8742</text:p>
          </table:table-cell>
          <table:table-cell table:formula="of:=[.C33]" office:value-type="float" office:value="0.4371" calcext:value-type="float">
            <text:p>0.4371</text:p>
          </table:table-cell>
          <table:table-cell table:formula="of:=[.D33]" office:value-type="float" office:value="0.74025" calcext:value-type="float">
            <text:p>0.74025</text:p>
          </table:table-cell>
          <table:table-cell table:formula="of:=[.E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table:formula="of:=[.B34]" office:value-type="float" office:value="0.06664" calcext:value-type="float">
            <text:p>0.06664</text:p>
          </table:table-cell>
          <table:table-cell table:formula="of:=[.C34]" office:value-type="float" office:value="0.03332" calcext:value-type="float">
            <text:p>0.03332</text:p>
          </table:table-cell>
          <table:table-cell table:formula="of:=[.D34]" office:value-type="float" office:value="1.3923" calcext:value-type="float">
            <text:p>1.3923</text:p>
          </table:table-cell>
          <table:table-cell table:formula="of:=[.E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8:.B44])" office:value-type="float" office:value="41.97804" calcext:value-type="float">
            <text:p>41.97804</text:p>
          </table:table-cell>
          <table:table-cell table:formula="of:=SUM([.C38:.C44])" office:value-type="float" office:value="38.30938" calcext:value-type="float">
            <text:p>38.30938</text:p>
          </table:table-cell>
          <table:table-cell table:formula="of:=SUM([.D38:.D44])" office:value-type="float" office:value="41.75475" calcext:value-type="float">
            <text:p>41.75475</text:p>
          </table:table-cell>
          <table:table-cell table:formula="of:=SUM([.E38:.E44])" office:value-type="float" office:value="33.14" calcext:value-type="float">
            <text:p>33.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ss fr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7</text:p>
          </table:table-cell>
          <table:table-cell table:formula="of:=[.B38]/[.B$45]" office:value-type="float" office:value="0.116727698577637" calcext:value-type="float">
            <text:p>0.1167276986</text:p>
          </table:table-cell>
          <table:table-cell table:formula="of:=[.C38]/[.C$45]" office:value-type="float" office:value="0.122058879574663" calcext:value-type="float">
            <text:p>0.1220588796</text:p>
          </table:table-cell>
          <table:table-cell table:formula="of:=[.D38]/[.D$45]" office:value-type="float" office:value="0.108969638184877" calcext:value-type="float">
            <text:p>0.1089696382</text:p>
          </table:table-cell>
          <table:table-cell table:formula="of:=[.E38]/[.E$45]" office:value-type="float" office:value="0.139408569704285" calcext:value-type="float">
            <text:p>0.139408569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[.B39]/[.B$45]" office:value-type="float" office:value="0.646337942409888" calcext:value-type="float">
            <text:p>0.6463379424</text:p>
          </table:table-cell>
          <table:table-cell table:formula="of:=[.C39]/[.C$45]" office:value-type="float" office:value="0.702282313104519" calcext:value-type="float">
            <text:p>0.7022823131</text:p>
          </table:table-cell>
          <table:table-cell table:formula="of:=[.D39]/[.D$45]" office:value-type="float" office:value="0.667995856758812" calcext:value-type="float">
            <text:p>0.6679958568</text:p>
          </table:table-cell>
          <table:table-cell table:formula="of:=[.E39]/[.E$45]" office:value-type="float" office:value="0.768255884127942" calcext:value-type="float">
            <text:p>0.768255884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40]/[.B$45]" office:value-type="float" office:value="0.0505978840365105" calcext:value-type="float">
            <text:p>0.050597884</text:p>
          </table:table-cell>
          <table:table-cell table:formula="of:=[.C40]/[.C$45]" office:value-type="float" office:value="0.068129528590648" calcext:value-type="float">
            <text:p>0.0681295286</text:p>
          </table:table-cell>
          <table:table-cell table:formula="of:=[.D40]/[.D$45]" office:value-type="float" office:value="0.0627234027266359" calcext:value-type="float">
            <text:p>0.0627234027</text:p>
          </table:table-cell>
          <table:table-cell table:formula="of:=[.E40]/[.E$45]" office:value-type="float" office:value="0.0923355461677731" calcext:value-type="float">
            <text:p>0.0923355462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table:formula="of:=[.B41]/[.B$45]" office:value-type="float" office:value="0.108656811990269" calcext:value-type="float">
            <text:p>0.108656812</text:p>
          </table:table-cell>
          <table:table-cell table:formula="of:=[.C41]/[.C$45]" office:value-type="float" office:value="0.0952497795579046" calcext:value-type="float">
            <text:p>0.0952497796</text:p>
          </table:table-cell>
          <table:table-cell table:formula="of:=[.D41]/[.D$45]" office:value-type="float" office:value="0.109237871140409" calcext:value-type="float">
            <text:p>0.1092378711</text:p>
          </table:table-cell>
          <table:table-cell table:formula="of:=[.E41]/[.E$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formula="of:=[.B42]/[.B$45]" office:value-type="float" office:value="0.055266991979616" calcext:value-type="float">
            <text:p>0.055266992</text:p>
          </table:table-cell>
          <table:table-cell table:formula="of:=[.C42]/[.C$45]" office:value-type="float" office:value="0" calcext:value-type="float">
            <text:p>0</text:p>
          </table:table-cell>
          <table:table-cell table:formula="of:=[.D42]/[.D$45]" office:value-type="float" office:value="0" calcext:value-type="float">
            <text:p>0</text:p>
          </table:table-cell>
          <table:table-cell table:formula="of:=[.E42]/[.E$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table:formula="of:=[.B43]/[.B$45]" office:value-type="float" office:value="0.0208251743054225" calcext:value-type="float">
            <text:p>0.0208251743</text:p>
          </table:table-cell>
          <table:table-cell table:formula="of:=[.C43]/[.C$45]" office:value-type="float" office:value="0.0114097382938591" calcext:value-type="float">
            <text:p>0.0114097383</text:p>
          </table:table-cell>
          <table:table-cell table:formula="of:=[.D43]/[.D$45]" office:value-type="float" office:value="0.0177285219046935" calcext:value-type="float">
            <text:p>0.0177285219</text:p>
          </table:table-cell>
          <table:table-cell table:formula="of:=[.E43]/[.E$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table:formula="of:=[.B44]/[.B$45]" office:value-type="float" office:value="0.00158749670065587" calcext:value-type="float">
            <text:p>0.0015874967</text:p>
          </table:table-cell>
          <table:table-cell table:formula="of:=[.C44]/[.C$45]" office:value-type="float" office:value="0.000869760878406281" calcext:value-type="float">
            <text:p>0.0008697609</text:p>
          </table:table-cell>
          <table:table-cell table:formula="of:=[.D44]/[.D$45]" office:value-type="float" office:value="0.0333447092845724" calcext:value-type="float">
            <text:p>0.0333447093</text:p>
          </table:table-cell>
          <table:table-cell table:formula="of:=[.E44]/[.E$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8:.B54])" office:value-type="float" office:value="1" calcext:value-type="float">
            <text:p>1</text:p>
          </table:table-cell>
          <table:table-cell table:formula="of:=SUM([.C48:.C54])" office:value-type="float" office:value="1" calcext:value-type="float">
            <text:p>1</text:p>
          </table:table-cell>
          <table:table-cell table:formula="of:=SUM([.D48:.D54])" office:value-type="float" office:value="1" calcext:value-type="float">
            <text:p>1</text:p>
          </table:table-cell>
          <table:table-cell table:formula="of:=SUM([.E48:.E54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ss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7</text:p>
          </table:table-cell>
          <table:table-cell table:style-name="ce1" table:formula="of:=[.B48]*100" office:value-type="float" office:value="11.6727698577637" calcext:value-type="float">
            <text:p>11.67</text:p>
          </table:table-cell>
          <table:table-cell table:style-name="ce1" table:formula="of:=[.C48]*100" office:value-type="float" office:value="12.2058879574663" calcext:value-type="float">
            <text:p>12.21</text:p>
          </table:table-cell>
          <table:table-cell table:style-name="ce1" table:formula="of:=[.D48]*100" office:value-type="float" office:value="10.8969638184877" calcext:value-type="float">
            <text:p>10.90</text:p>
          </table:table-cell>
          <table:table-cell table:style-name="ce1" table:formula="of:=[.E48]*100" office:value-type="float" office:value="13.9408569704285" calcext:value-type="float">
            <text:p>13.9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table:formula="of:=[.B49]*100" office:value-type="float" office:value="64.6337942409888" calcext:value-type="float">
            <text:p>64.63</text:p>
          </table:table-cell>
          <table:table-cell table:style-name="ce1" table:formula="of:=[.C49]*100" office:value-type="float" office:value="70.2282313104519" calcext:value-type="float">
            <text:p>70.23</text:p>
          </table:table-cell>
          <table:table-cell table:style-name="ce1" table:formula="of:=[.D49]*100" office:value-type="float" office:value="66.7995856758812" calcext:value-type="float">
            <text:p>66.80</text:p>
          </table:table-cell>
          <table:table-cell table:style-name="ce1" table:formula="of:=[.E49]*100" office:value-type="float" office:value="76.8255884127942" calcext:value-type="float">
            <text:p>76.83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style-name="ce1" table:formula="of:=[.B50]*100" office:value-type="float" office:value="5.05978840365105" calcext:value-type="float">
            <text:p>5.06</text:p>
          </table:table-cell>
          <table:table-cell table:style-name="ce1" table:formula="of:=[.C50]*100" office:value-type="float" office:value="6.8129528590648" calcext:value-type="float">
            <text:p>6.81</text:p>
          </table:table-cell>
          <table:table-cell table:style-name="ce1" table:formula="of:=[.D50]*100" office:value-type="float" office:value="6.27234027266359" calcext:value-type="float">
            <text:p>6.27</text:p>
          </table:table-cell>
          <table:table-cell table:style-name="ce1" table:formula="of:=[.E50]*100" office:value-type="float" office:value="9.23355461677731" calcext:value-type="float">
            <text:p>9.23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table:style-name="ce1" table:formula="of:=[.B51]*100" office:value-type="float" office:value="10.8656811990269" calcext:value-type="float">
            <text:p>10.87</text:p>
          </table:table-cell>
          <table:table-cell table:style-name="ce1" table:formula="of:=[.C51]*100" office:value-type="float" office:value="9.52497795579046" calcext:value-type="float">
            <text:p>9.52</text:p>
          </table:table-cell>
          <table:table-cell table:style-name="ce1" table:formula="of:=[.D51]*100" office:value-type="float" office:value="10.9237871140409" calcext:value-type="float">
            <text:p>10.92</text:p>
          </table:table-cell>
          <table:table-cell table:style-name="ce1" table:formula="of:=[.E5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style-name="ce1" table:formula="of:=[.B52]*100" office:value-type="float" office:value="5.5266991979616" calcext:value-type="float">
            <text:p>5.53</text:p>
          </table:table-cell>
          <table:table-cell table:style-name="ce1" table:formula="of:=[.C52]*100" office:value-type="float" office:value="0" calcext:value-type="float">
            <text:p>0.00</text:p>
          </table:table-cell>
          <table:table-cell table:style-name="ce1" table:formula="of:=[.D52]*100" office:value-type="float" office:value="0" calcext:value-type="float">
            <text:p>0.00</text:p>
          </table:table-cell>
          <table:table-cell table:style-name="ce1" table:formula="of:=[.E5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table:style-name="ce1" table:formula="of:=[.B53]*100" office:value-type="float" office:value="2.08251743054225" calcext:value-type="float">
            <text:p>2.08</text:p>
          </table:table-cell>
          <table:table-cell table:style-name="ce1" table:formula="of:=[.C53]*100" office:value-type="float" office:value="1.14097382938591" calcext:value-type="float">
            <text:p>1.14</text:p>
          </table:table-cell>
          <table:table-cell table:style-name="ce1" table:formula="of:=[.D53]*100" office:value-type="float" office:value="1.77285219046935" calcext:value-type="float">
            <text:p>1.77</text:p>
          </table:table-cell>
          <table:table-cell table:style-name="ce1" table:formula="of:=[.E5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table:style-name="ce1" table:formula="of:=[.B54]*100" office:value-type="float" office:value="0.158749670065587" calcext:value-type="float">
            <text:p>0.16</text:p>
          </table:table-cell>
          <table:table-cell table:style-name="ce1" table:formula="of:=[.C54]*100" office:value-type="float" office:value="0.0869760878406281" calcext:value-type="float">
            <text:p>0.09</text:p>
          </table:table-cell>
          <table:table-cell table:style-name="ce1" table:formula="of:=[.D54]*100" office:value-type="float" office:value="3.33447092845724" calcext:value-type="float">
            <text:p>3.33</text:p>
          </table:table-cell>
          <table:table-cell table:style-name="ce1" table:formula="of:=[.E5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8:.B64])" office:value-type="float" office:value="100" calcext:value-type="float">
            <text:p>100</text:p>
          </table:table-cell>
          <table:table-cell table:formula="of:=SUM([.C58:.C64])" office:value-type="float" office:value="100" calcext:value-type="float">
            <text:p>100</text:p>
          </table:table-cell>
          <table:table-cell table:formula="of:=SUM([.D58:.D64])" office:value-type="float" office:value="100" calcext:value-type="float">
            <text:p>100</text:p>
          </table:table-cell>
          <table:table-cell table:formula="of:=SUM([.E58:.E6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35:53.583654699</meta:creation-date>
    <dc:date>2016-10-12T13:27:27.982444140</dc:date>
    <meta:editing-duration>PT10M34S</meta:editing-duration>
    <meta:editing-cycles>3</meta:editing-cycles>
    <meta:generator>LibreOffice/5.1.4.2$Linux_X86_64 LibreOffice_project/10m0$Build-2</meta:generator>
    <meta:document-statistic meta:table-count="1" meta:cell-count="266" meta:object-count="0"/>
  </office:meta>
</office:document-meta>
</file>